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a3eb" officeooo:paragraph-rsid="0015a3eb"/>
    </style:style>
    <style:style style:name="P2" style:family="paragraph" style:parent-style-name="Standard">
      <style:text-properties fo:font-size="22pt" fo:font-weight="bold" officeooo:rsid="0015a3eb" officeooo:paragraph-rsid="0015a3eb" style:font-size-asian="22pt" style:font-weight-asian="bold" style:font-size-complex="22pt" style:font-weight-complex="bold"/>
    </style:style>
    <style:style style:name="P3" style:family="paragraph" style:parent-style-name="Standard">
      <style:text-properties fo:font-size="22pt" officeooo:rsid="0015a3eb" officeooo:paragraph-rsid="0015a3eb" style:font-size-asian="22pt" style:font-size-complex="22pt"/>
    </style:style>
    <style:style style:name="P4" style:family="paragraph" style:parent-style-name="Standard">
      <style:text-properties fo:font-size="12pt" fo:font-weight="normal" officeooo:rsid="0015a3eb" officeooo:paragraph-rsid="0015a3eb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incipios Ágiles</text:p>
      <text:p text:style-name="P2"/>
      <text:p text:style-name="P4">Producto, funcional y calidad.</text:p>
      <text:p text:style-name="P4"/>
      <text:p text:style-name="P4">Cambios, funcionalidad y metodología.</text:p>
      <text:p text:style-name="P4"/>
      <text:p text:style-name="P4">Frecuencia, semanal, ideal</text:p>
      <text:p text:style-name="P4"/>
      <text:p text:style-name="P4">Trabajo, colaborar y dedicación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2T16:56:41.064000000</meta:creation-date>
    <dc:date>2022-11-22T17:27:40.760000000</dc:date>
    <meta:editing-duration>PT31M</meta:editing-duration>
    <meta:editing-cycles>1</meta:editing-cycles>
    <meta:document-statistic meta:table-count="0" meta:image-count="0" meta:object-count="0" meta:page-count="1" meta:paragraph-count="5" meta:word-count="17" meta:character-count="141" meta:non-whitespace-character-count="129"/>
    <meta:generator>LibreOffice/7.4.2.3$Windows_X86_64 LibreOffice_project/382eef1f22670f7f4118c8c2dd222ec7ad009daf</meta:generator>
  </office:meta>
</office:document-meta>
</file>